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roxima-nova, 'Helvetica Neue',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189in" fo:margin-bottom="0.1189in" loext:contextual-spacing="false" fo:line-height="150%" fo:text-align="justify" style:justify-single-word="false"/>
      <style:text-properties officeooo:paragraph-rsid="0023a2c1"/>
    </style:style>
    <style:style style:name="P2" style:family="paragraph" style:parent-style-name="Standard">
      <style:paragraph-properties fo:margin-top="0in" fo:margin-bottom="0.139in" loext:contextual-spacing="false" fo:line-height="150%" fo:text-align="justify" style:justify-single-word="false"/>
    </style:style>
    <style:style style:name="P3" style:family="paragraph" style:parent-style-name="Standard">
      <style:paragraph-properties fo:margin-top="0in" fo:margin-bottom="0.139in" loext:contextual-spacing="false" fo:line-height="150%" fo:text-align="justify" style:justify-single-word="false"/>
      <style:text-properties officeooo:paragraph-rsid="0028d463"/>
    </style:style>
    <style:style style:name="P4" style:family="paragraph" style:parent-style-name="Standard">
      <style:paragraph-properties fo:margin-top="0in" fo:margin-bottom="0.139in" loext:contextual-spacing="false" fo:line-height="150%" fo:text-align="justify" style:justify-single-word="false"/>
      <style:text-properties fo:font-weight="normal" officeooo:rsid="002668a7" officeooo:paragraph-rsid="002668a7" style:font-weight-asian="normal" style:font-weight-complex="normal"/>
    </style:style>
    <style:style style:name="P5" style:family="paragraph" style:parent-style-name="Standard" style:list-style-name="WWNum1">
      <style:paragraph-properties fo:margin-left="0.5in" fo:margin-right="0in" fo:margin-top="0in" fo:margin-bottom="0.139in" loext:contextual-spacing="false" fo:line-height="150%" fo:text-align="justify" style:justify-single-word="false" fo:text-indent="-0.25in" style:auto-text-indent="false"/>
    </style:style>
    <style:style style:name="T1" style:family="text">
      <style:text-properties style:font-name="Times New Roman" fo:font-size="11pt" fo:font-weight="bold" officeooo:rsid="001f1720" style:font-size-asian="9.60000038146973pt" style:font-weight-asian="bold" style:font-size-complex="11pt" style:font-weight-complex="bold"/>
    </style:style>
    <style:style style:name="T2" style:family="text">
      <style:text-properties style:font-name="Times New Roman" fo:font-size="11pt" fo:font-weight="bold" officeooo:rsid="00228683" style:font-size-asian="9.60000038146973pt" style:font-weight-asian="bold" style:font-size-complex="11pt" style:font-weight-complex="bold"/>
    </style:style>
    <style:style style:name="T3" style:family="text">
      <style:text-properties style:font-name="Times New Roman" fo:font-size="11pt" fo:font-weight="normal" officeooo:rsid="001f1720" style:font-size-asian="9.60000038146973pt" style:font-weight-asian="normal" style:font-size-complex="11pt" style:font-weight-complex="normal"/>
    </style:style>
    <style:style style:name="T4" style:family="text">
      <style:text-properties style:font-name="Times New Roman" fo:font-size="11pt" fo:font-weight="normal" officeooo:rsid="001f30dc" style:font-size-asian="9.60000038146973pt" style:font-weight-asian="normal" style:font-size-complex="11pt" style:font-weight-complex="normal"/>
    </style:style>
    <style:style style:name="T5" style:family="text">
      <style:text-properties style:font-name="Times New Roman" fo:font-size="11pt" fo:font-weight="normal" officeooo:rsid="00228683" style:font-size-asian="9.60000038146973pt" style:font-weight-asian="normal" style:font-size-complex="11pt" style:font-weight-complex="normal"/>
    </style:style>
    <style:style style:name="T6" style:family="text">
      <style:text-properties style:font-name="Times New Roman" fo:font-size="11pt" fo:font-weight="normal" officeooo:rsid="002084e4" style:font-size-asian="9.60000038146973pt" style:font-weight-asian="normal" style:font-size-complex="11pt" style:font-weight-complex="normal"/>
    </style:style>
    <style:style style:name="T7" style:family="text">
      <style:text-properties style:font-name="Times New Roman" fo:font-size="11pt" fo:font-weight="normal" officeooo:rsid="00234a67" style:font-size-asian="9.60000038146973pt" style:font-weight-asian="normal" style:font-size-complex="11pt" style:font-weight-complex="normal"/>
    </style:style>
    <style:style style:name="T8" style:family="text">
      <style:text-properties style:font-name="Times New Roman" fo:font-size="11pt" fo:language="en" fo:country="none" style:font-size-asian="11pt"/>
    </style:style>
    <style:style style:name="T9" style:family="text">
      <style:text-properties style:font-name="Times New Roman" fo:font-size="11pt" fo:language="en" fo:country="none" fo:font-weight="normal" style:font-size-asian="11pt" style:font-weight-asian="normal"/>
    </style:style>
    <style:style style:name="T10" style:family="text">
      <style:text-properties style:font-name="Times New Roman" fo:font-size="11pt" fo:language="en" fo:country="none" fo:font-weight="normal" officeooo:rsid="00234a67" style:font-size-asian="11pt" style:font-weight-asian="normal" style:font-size-complex="11pt" style:font-weight-complex="normal"/>
    </style:style>
    <style:style style:name="T11" style:family="text">
      <style:text-properties style:font-name="Times New Roman" fo:font-size="11pt" fo:language="en" fo:country="none" fo:font-weight="normal" officeooo:rsid="0023a2c1" style:font-size-asian="11pt" style:font-weight-asian="normal"/>
    </style:style>
    <style:style style:name="T12" style:family="text">
      <style:text-properties style:font-name="Times New Roman" fo:font-size="11pt" fo:language="en" fo:country="none" fo:font-weight="normal" officeooo:rsid="00240fdc" style:font-size-asian="11pt" style:font-weight-asian="normal"/>
    </style:style>
    <style:style style:name="T13" style:family="text">
      <style:text-properties style:font-name="Times New Roman" fo:font-size="11pt" fo:language="en" fo:country="none" fo:font-weight="normal" style:font-size-asian="11pt" style:font-weight-asian="normal" style:font-weight-complex="bold"/>
    </style:style>
    <style:style style:name="T14" style:family="text">
      <style:text-properties style:font-name="Times New Roman" fo:font-size="11pt" fo:language="en" fo:country="none" fo:font-weight="normal" officeooo:rsid="00234a67" style:font-size-asian="9.60000038146973pt" style:font-weight-asian="normal" style:font-size-complex="11pt" style:font-weight-complex="normal"/>
    </style:style>
    <style:style style:name="T15" style:family="text">
      <style:text-properties style:font-name="Times New Roman" fo:font-size="11pt" fo:language="en" fo:country="none" fo:font-weight="bold" style:font-size-asian="11pt" style:font-weight-asian="bold"/>
    </style:style>
    <style:style style:name="T16" style:family="text">
      <style:text-properties style:font-name="Times New Roman" fo:font-size="11pt" fo:language="en" fo:country="none" fo:font-weight="bold" style:font-size-asian="11pt" style:font-weight-asian="bold" style:font-weight-complex="bold"/>
    </style:style>
    <style:style style:name="T17" style:family="text">
      <style:text-properties style:font-name="Times New Roman" fo:font-size="11pt" fo:language="en" fo:country="none" fo:font-weight="bold" officeooo:rsid="0023a2c1" style:font-size-asian="11pt" style:font-weight-asian="bold" style:font-weight-complex="bold"/>
    </style:style>
    <style:style style:name="T18" style:family="text">
      <style:text-properties fo:language="en" fo:country="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taMesh Experience<text:tab/><text:line-break/></text:span><text:span text:style-name="T2">DataMesh Introduction<text:tab/></text:span><text:span text:style-name="T1"><text:line-break/></text:span><text:span text:style-name="T3">DataMesh is young company </text:span><text:span text:style-name="T4">in Beijing founded by Li Jie in 2014. With its leader’s futuristic vision, DataMesh is a specialist in providing HoloLens solutions to its clients. These </text:span><text:span text:style-name="T5">s</text:span><text:span text:style-name="T4">olutions are often used for advertisements, story telling and design review. DataMesh has only one one mission: </text:span><text:span text:style-name="T5">to </text:span><text:span text:style-name="T4">establish the foundation to connect Mixed Reality and Data Science for the world.<text:tab/> <text:line-break/>In DataMesh, information is given physical appearance through holograms and through HoloLens, human – information direct interaction. This new way of information representation shortens the distance between man and informatio</text:span><text:span text:style-name="T6">n</text:span><text:span text:style-name="T4">.<text:tab/> <text:line-break/></text:span><text:span text:style-name="T6">DataMesh know</text:span><text:span text:style-name="T5">s</text:span><text:span text:style-name="T6"> the limitations when it comes to creating HoloLens application and its approach to the new technology differs from others. Instead of constantly trying to create an application, DataMesh decided to create a solution th</text:span><text:span text:style-name="T5">at shortens development span and almost a standardized development approach. This solution is Mesh Expert Live!.<text:tab/><text:line-break/><text:line-break/></text:span><text:span text:style-name="T2">What is Mesh Expert Live?<text:tab/><text:line-break/></text:span><text:span text:style-name="T7">Mesh Expert Live is a real-time Mixed-Reality filming and show product. It is designed to make mixed reality open to a wider audience enabling non HoloLens users to experience the scenario in its two dimensional version. I</text:span><text:span text:style-name="T10">t is a middleware that can be used to develop Spectator view - ready applications.</text:span><text:span text:style-name="T14"> </text:span><text:span text:style-name="T10">The gap among different devices is lessen through the Collaboration feature that makes several and different device interact with the shared scenario. This creates various possibilities for immersive mixed reality experience. <text:s/></text:span><text:span text:style-name="T14"><text:tab/><text:line-break/></text:span><text:span text:style-name="T8">Mesh Expert Live comes with it's own toolkit: METoolKit that is easy to use and implements all that is needed for Spectator view saving time to the developer. Settings, modules and UI are all set and the developer only needs to set the scene and write the behavior scripts.<text:tab/><text:line-break/>Thanks to Microsoft's UWP, applications made with METoolKit are can be deployed not only on HoloLens but also in Pc and Surface.<text:tab/><text:line-break/></text:span><text:line-break/><text:span text:style-name="T15">Features<text:line-break/></text:span><text:span text:style-name="T16">1. Real-time MR</text:span><text:span text:style-name="T17"> </text:span><text:span text:style-name="T16">Sh</text:span><text:span text:style-name="T17">ow <text:tab/></text:span><text:span text:style-name="T11"><text:line-break/></text:span><text:span text:style-name="T9">With MeshExpert Live, it is possible to immediately cast MR scenes to any screen so that </text:span><text:span text:style-name="T11">user</text:span><text:span text:style-name="T9"> who do not wear HoloLens can enjoy the </text:span><text:span text:style-name="T11">mixed reality</text:span><text:span text:style-name="T9"> scenario. <text:s text:c="3"/><text:tab/><text:tab/></text:span></text:p>
      <text:p text:style-name="P2"><text:span text:style-name="T16">2. 4K MR Recording <text:tab/></text:span><text:line-break/><text:span text:style-name="T9">ME Live! offers the possibility to record a scenario and by adding anti-shake technology <text:tab/>users can make an ultra smooth video capture through moving camera with up to 4K resolution. <text:s text:c="3"/><text:tab/><text:tab/><text:tab/></text:span></text:p>
      <text:p text:style-name="P2"><text:soft-page-break/><text:span text:style-name="T16">3. Multi-player and Multi-Device Collaboration</text:span><text:span text:style-name="T9"><text:tab/></text:span><text:line-break/><text:span text:style-name="T9">Collaboration is made easy wiht Mesh Expert Live! Through our device portal in Mesh Expert Center, it is possible to distribute apps and scenes to a bunch of HoloLens that are automatically synchronized through MeshExpert Live! workstation. This enables people to work at the same scene and collaborate. This can be useful in situations like Training, Gaming and Design.</text:span></text:p>
      <text:p text:style-name="P2"><text:span text:style-name="T16">4. Cross - platform Support<text:tab/></text:span><text:line-break/><text:span text:style-name="T9">Mesh Expert Live! offers a comprehensive cross-platform solution. Indepenedently from <text:tab/>the type of device, you can connect several devices to ME Live! so that they can share <text:s/>the same MR scene.</text:span></text:p>
      <text:p text:style-name="P2"><text:span text:style-name="T16">5. Content Storage &amp; Distribution over Cloud</text:span><text:span text:style-name="T9"><text:tab/></text:span><text:line-break/><text:span text:style-name="T9">With this feature, apps and contents are easily distributed creating a fluent flow across offices an</text:span><text:span text:style-name="T12">d<text:tab/></text:span><text:span text:style-name="T9">departments. <text:s text:c="2"/><text:tab/></text:span></text:p>
      <text:p text:style-name="P2"><text:span text:style-name="T16">6. Easy Management<text:tab/></text:span><text:line-break/><text:span text:style-name="T9">Mesh Expert Live! comes with MeshExpert Center that helps to manage devices, app and contents easily. A one step solution the is created to give users the best experience.</text:span></text:p>
      <text:p text:style-name="P2"><text:span text:style-name="T16">7. Multi-Language Voice Interaction</text:span><text:span text:style-name="T9"><text:tab/></text:span><text:line-break/><text:span text:style-name="T9">Customized voice commands can easily be added to create a more powerful and user </text:span><text:span text:style-name="T12">f</text:span><text:span text:style-name="T9">riendly human-machine interaction. <text:s/><text:tab/><text:tab/></text:span></text:p>
      <text:p text:style-name="P3"><text:span text:style-name="T16">8. Developer Support<text:tab/></text:span><text:span text:style-name="T13"> </text:span><text:line-break/><text:span text:style-name="T9">Anyone can create an application and make it work thanks to free opensource METoolKit and SDKs. All developers can access technical guidance materials, seek help from our <text:tab/>forums and gain our techincal support.</text:span></text:p>
      <text:p text:style-name="P3"><text:span text:style-name="T9"><text:line-break/></text:span><text:span text:style-name="T16">9. Social Networking and Sharing</text:span><text:span text:style-name="T9"><text:tab/><text:tab/></text:span><text:line-break/><text:span text:style-name="T9">Amaze your friends and promote your brand by sharing photos ans videos of captured <text:tab/>mixed-reality show to a wide range of social networks!</text:span></text:p>
      <text:p text:style-name="P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proxima-nova, 'Helvetica Neue',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3:41:50.824000000</meta:creation-date>
    <dc:date>2017-11-27T18:25:38.962000000</dc:date>
    <meta:editing-duration>PT1H21M44S</meta:editing-duration>
    <meta:editing-cycles>6</meta:editing-cycles>
    <meta:generator>LibreOffice/5.4.3.2$Windows_X86_64 LibreOffice_project/92a7159f7e4af62137622921e809f8546db437e5</meta:generator>
    <meta:document-statistic meta:table-count="0" meta:image-count="0" meta:object-count="0" meta:page-count="2" meta:paragraph-count="9" meta:word-count="610" meta:character-count="3932" meta:non-whitespace-character-count="3275"/>
  </office:meta>
</office:document-meta>
</file>